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magine text deleted.</text:h>
      <text:list xml:id="list284277851" text:style-name="L1">
        <text:list-item>
          <text:p text:style-name="P1">This is where the numbered list continues (now starts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9T17:11:23</meta:creation-date>
    <dc:date>2010-07-09T17:13:53</dc:date>
    <meta:editing-duration>PT00H02M02S</meta:editing-duration>
    <meta:editing-cycles>1</meta:editing-cycles>
    <meta:generator>OpenOffice.org/3.2$Unix OpenOffice.org_project/320m12$Build-9483</meta:generator>
    <meta:document-statistic meta:table-count="0" meta:image-count="0" meta:object-count="0" meta:page-count="1" meta:paragraph-count="2" meta:word-count="13" meta:character-count="78"/>
  </office:meta>
</office:document-meta>
</file>